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7.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457400" calcext:value-type="float">
            <text:p>457400</text:p>
          </table:table-cell>
          <table:table-cell office:value-type="float" office:value="445800" calcext:value-type="float">
            <text:p>445800</text:p>
          </table:table-cell>
          <table:table-cell office:value-type="float" office:value="482900" calcext:value-type="float">
            <text:p>482900</text:p>
          </table:table-cell>
          <table:table-cell office:value-type="float" office:value="476300" calcext:value-type="float">
            <text:p>476300</text:p>
          </table:table-cell>
          <table:table-cell office:value-type="float" office:value="121300" calcext:value-type="float">
            <text:p>121300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437000" calcext:value-type="float">
            <text:p>-437000</text:p>
          </table:table-cell>
          <table:table-cell office:value-type="float" office:value="-425200" calcext:value-type="float">
            <text:p>-425200</text:p>
          </table:table-cell>
          <table:table-cell office:value-type="float" office:value="-459500" calcext:value-type="float">
            <text:p>-459500</text:p>
          </table:table-cell>
          <table:table-cell office:value-type="float" office:value="-465500" calcext:value-type="float">
            <text:p>-465500</text:p>
          </table:table-cell>
          <table:table-cell office:value-type="float" office:value="-116300" calcext:value-type="float">
            <text:p>-116300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20400" calcext:value-type="float">
            <text:p>20400</text:p>
          </table:table-cell>
          <table:table-cell office:value-type="float" office:value="20600" calcext:value-type="float">
            <text:p>20600</text:p>
          </table:table-cell>
          <table:table-cell office:value-type="float" office:value="23400" calcext:value-type="float">
            <text:p>23400</text:p>
          </table:table-cell>
          <table:table-cell office:value-type="float" office:value="10800" calcext:value-type="float">
            <text:p>10800</text:p>
          </table:table-cell>
          <table:table-cell office:value-type="float" office:value="5000" calcext:value-type="float">
            <text:p>5000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15900" calcext:value-type="float">
            <text:p>15900</text:p>
          </table:table-cell>
          <table:table-cell office:value-type="float" office:value="19800" calcext:value-type="float">
            <text:p>19800</text:p>
          </table:table-cell>
          <table:table-cell office:value-type="float" office:value="18400" calcext:value-type="float">
            <text:p>18400</text:p>
          </table:table-cell>
          <table:table-cell office:value-type="float" office:value="8600" calcext:value-type="float">
            <text:p>8600</text:p>
          </table:table-cell>
          <table:table-cell office:value-type="float" office:value="4000" calcext:value-type="float">
            <text:p>4000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0.51" calcext:value-type="float">
            <text:p>0,51</text:p>
          </table:table-cell>
          <table:table-cell office:value-type="float" office:value="0.64" calcext:value-type="float">
            <text:p>0,64</text:p>
          </table:table-cell>
          <table:table-cell office:value-type="float" office:value="0.59" calcext:value-type="float">
            <text:p>0,59</text:p>
          </table:table-cell>
          <table:table-cell office:value-type="float" office:value="0.28" calcext:value-type="float">
            <text:p>0,28</text:p>
          </table:table-cell>
          <table:table-cell office:value-type="float" office:value="0.13" calcext:value-type="float">
            <text:p>0,13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table:number-columns-repeated="3" office:value-type="float" office:value="30975524" calcext:value-type="float">
            <text:p>30975524</text:p>
          </table:table-cell>
          <table:table-cell table:number-columns-repeated="2" office:value-type="float" office:value="30967450" calcext:value-type="float">
            <text:p>30967450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string" calcext:value-type="string">
            <text:p>2016 *</text:p>
          </table:table-cell>
          <table:table-cell table:style-name="ce1" office:value-type="string" calcext:value-type="string">
            <text:p>2015 *</text:p>
          </table:table-cell>
          <table:table-cell table:style-name="ce1" office:value-type="string" calcext:value-type="string">
            <text:p>2014 *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office:value-type="float" office:value="170400" calcext:value-type="float">
            <text:p>170400</text:p>
          </table:table-cell>
          <table:table-cell office:value-type="float" office:value="174200" calcext:value-type="float">
            <text:p>174200</text:p>
          </table:table-cell>
          <table:table-cell office:value-type="float" office:value="175300" calcext:value-type="float">
            <text:p>175300</text:p>
          </table:table-cell>
          <table:table-cell office:value-type="float" office:value="168500" calcext:value-type="float">
            <text:p>168500</text:p>
          </table:table-cell>
          <table:table-cell office:value-type="float" office:value="173800" calcext:value-type="float">
            <text:p>173800</text:p>
          </table:table-cell>
        </table:table-row>
        <table:table-row table:style-name="ro2">
          <table:table-cell office:value-type="string" calcext:value-type="string">
            <text:p>Vaihto-omaisuus</text:p>
          </table:table-cell>
          <table:table-cell office:value-type="float" office:value="139300" calcext:value-type="float">
            <text:p>139300</text:p>
          </table:table-cell>
          <table:table-cell office:value-type="float" office:value="130600" calcext:value-type="float">
            <text:p>130600</text:p>
          </table:table-cell>
          <table:table-cell office:value-type="float" office:value="123000" calcext:value-type="float">
            <text:p>123000</text:p>
          </table:table-cell>
          <table:table-cell office:value-type="float" office:value="134000" calcext:value-type="float">
            <text:p>134000</text:p>
          </table:table-cell>
          <table:table-cell office:value-type="float" office:value="137400" calcext:value-type="float">
            <text:p>137400</text:p>
          </table:table-cell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309700" calcext:value-type="float">
            <text:p>309700</text:p>
          </table:table-cell>
          <table:table-cell office:value-type="float" office:value="304800" calcext:value-type="float">
            <text:p>304800</text:p>
          </table:table-cell>
          <table:table-cell office:value-type="float" office:value="298300" calcext:value-type="float">
            <text:p>298300</text:p>
          </table:table-cell>
          <table:table-cell office:value-type="float" office:value="302500" calcext:value-type="float">
            <text:p>302500</text:p>
          </table:table-cell>
          <table:table-cell office:value-type="float" office:value="311200" calcext:value-type="float">
            <text:p>311200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114500" calcext:value-type="float">
            <text:p>114500</text:p>
          </table:table-cell>
          <table:table-cell office:value-type="float" office:value="102600" calcext:value-type="float">
            <text:p>102600</text:p>
          </table:table-cell>
          <table:table-cell office:value-type="float" office:value="104100" calcext:value-type="float">
            <text:p>104100</text:p>
          </table:table-cell>
          <table:table-cell office:value-type="float" office:value="102600" calcext:value-type="float">
            <text:p>102600</text:p>
          </table:table-cell>
          <table:table-cell office:value-type="float" office:value="89500" calcext:value-type="float">
            <text:p>8950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195200" calcext:value-type="float">
            <text:p>195200</text:p>
          </table:table-cell>
          <table:table-cell office:value-type="float" office:value="202200" calcext:value-type="float">
            <text:p>202200</text:p>
          </table:table-cell>
          <table:table-cell office:value-type="float" office:value="194200" calcext:value-type="float">
            <text:p>194200</text:p>
          </table:table-cell>
          <table:table-cell office:value-type="float" office:value="199900" calcext:value-type="float">
            <text:p>199900</text:p>
          </table:table-cell>
          <table:table-cell office:value-type="float" office:value="221700" calcext:value-type="float">
            <text:p>221700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309700" calcext:value-type="float">
            <text:p>309700</text:p>
          </table:table-cell>
          <table:table-cell office:value-type="float" office:value="304800" calcext:value-type="float">
            <text:p>304800</text:p>
          </table:table-cell>
          <table:table-cell office:value-type="float" office:value="298300" calcext:value-type="float">
            <text:p>298300</text:p>
          </table:table-cell>
          <table:table-cell office:value-type="float" office:value="302500" calcext:value-type="float">
            <text:p>302500</text:p>
          </table:table-cell>
          <table:table-cell office:value-type="float" office:value="311200" calcext:value-type="float">
            <text:p>3112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2:17:57.72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34S</meta:editing-duration>
    <meta:editing-cycles>3</meta:editing-cycles>
    <meta:generator>LibreOffice/5.4.2.2$Windows_X86_64 LibreOffice_project/22b09f6418e8c2d508a9eaf86b2399209b0990f4</meta:generator>
    <dc:date>2017-11-22T12:18:09.741000000</dc:date>
    <meta:document-statistic meta:table-count="3" meta:cell-count="85" meta:object-count="0"/>
    <meta:user-defined meta:name="Info 1"/>
    <meta:user-defined meta:name="Info 2"/>
    <meta:user-defined meta:name="Info 3"/>
    <meta:user-defined meta:name="Info 4"/>
  </office:meta>
</office:document-meta>
</file>